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5" style:family="paragraph" style:parent-style-name="Standard">
      <style:paragraph-properties fo:line-height="150%" fo:text-align="justify" style:justify-single-word="false"/>
      <style:text-properties fo:language="en" fo:country="US" officeooo:rsid="000e46bc" officeooo:paragraph-rsid="000e46bc"/>
    </style:style>
    <style:style style:name="P6" style:family="paragraph" style:parent-style-name="Standard">
      <style:paragraph-properties fo:line-height="150%" fo:text-align="justify" style:justify-single-word="false"/>
      <style:text-properties fo:language="en" fo:country="US" officeooo:rsid="000e46bc" officeooo:paragraph-rsid="001170be"/>
    </style:style>
    <style:style style:name="P7" style:family="paragraph" style:parent-style-name="Standard">
      <style:paragraph-properties fo:line-height="150%" fo:text-align="justify" style:justify-single-word="false"/>
      <style:text-properties fo:language="en" fo:country="US" officeooo:rsid="000e46bc" officeooo:paragraph-rsid="00116843"/>
    </style:style>
    <style:style style:name="P8" style:family="paragraph" style:parent-style-name="Standard">
      <style:paragraph-properties fo:line-height="150%" fo:text-align="justify" style:justify-single-word="false"/>
      <style:text-properties fo:language="en" fo:country="US" officeooo:rsid="001170be" officeooo:paragraph-rsid="001170be"/>
    </style:style>
    <style:style style:name="P9" style:family="paragraph" style:parent-style-name="Standard">
      <style:paragraph-properties fo:line-height="150%" fo:text-align="justify" style:justify-single-word="false"/>
      <style:text-properties fo:language="en" fo:country="US" officeooo:rsid="00132c43" officeooo:paragraph-rsid="00132c43"/>
    </style:style>
    <style:style style:name="P10" style:family="paragraph" style:parent-style-name="Standard">
      <style:paragraph-properties fo:line-height="150%" fo:text-align="justify" style:justify-single-word="false"/>
      <style:text-properties fo:language="en" fo:country="US" officeooo:rsid="00157251" officeooo:paragraph-rsid="00157251"/>
    </style:style>
    <style:style style:name="P11" style:family="paragraph" style:parent-style-name="Standard">
      <style:paragraph-properties fo:line-height="150%" fo:text-align="justify" style:justify-single-word="false"/>
      <style:text-properties fo:language="en" fo:country="US" officeooo:rsid="00157251" officeooo:paragraph-rsid="0018fe9d"/>
    </style:style>
    <style:style style:name="P12" style:family="paragraph" style:parent-style-name="Standard">
      <style:paragraph-properties fo:line-height="150%" fo:text-align="justify" style:justify-single-word="false"/>
      <style:text-properties fo:language="en" fo:country="US" officeooo:rsid="0018fe9d" officeooo:paragraph-rsid="0018fe9d"/>
    </style:style>
    <style:style style:name="P13" style:family="paragraph" style:parent-style-name="Standard">
      <style:paragraph-properties fo:line-height="150%" fo:text-align="justify" style:justify-single-word="false"/>
      <style:text-properties fo:language="en" fo:country="US" officeooo:rsid="0018fe9d" officeooo:paragraph-rsid="001a0c48"/>
    </style:style>
    <style:style style:name="P14" style:family="paragraph" style:parent-style-name="Standard">
      <style:paragraph-properties fo:line-height="150%" fo:text-align="justify" style:justify-single-word="false"/>
      <style:text-properties fo:language="en" fo:country="US" officeooo:rsid="001a29a5" officeooo:paragraph-rsid="001a29a5"/>
    </style:style>
    <style:style style:name="P15" style:family="paragraph" style:parent-style-name="Standard">
      <style:paragraph-properties fo:line-height="150%" fo:text-align="justify" style:justify-single-word="false"/>
      <style:text-properties fo:language="en" fo:country="US" officeooo:rsid="001ba543" officeooo:paragraph-rsid="001ba543"/>
    </style:style>
    <style:style style:name="P16" style:family="paragraph" style:parent-style-name="Standard">
      <style:paragraph-properties fo:line-height="150%" fo:text-align="justify" style:justify-single-word="false"/>
      <style:text-properties fo:language="en" fo:country="US" officeooo:rsid="001ba543" officeooo:paragraph-rsid="001c48c5"/>
    </style:style>
    <style:style style:name="P17" style:family="paragraph" style:parent-style-name="Standard">
      <style:paragraph-properties fo:line-height="150%" fo:text-align="justify" style:justify-single-word="false"/>
      <style:text-properties fo:language="en" fo:country="US" officeooo:rsid="001d6282" officeooo:paragraph-rsid="001d6282"/>
    </style:style>
    <style:style style:name="P18" style:family="paragraph" style:parent-style-name="Standard">
      <style:paragraph-properties fo:line-height="150%" fo:text-align="justify" style:justify-single-word="false"/>
      <style:text-properties fo:language="en" fo:country="US" officeooo:rsid="001de863" officeooo:paragraph-rsid="001de863"/>
    </style:style>
    <style:style style:name="P19" style:family="paragraph" style:parent-style-name="Standard">
      <style:paragraph-properties fo:line-height="150%" fo:text-align="justify" style:justify-single-word="false"/>
      <style:text-properties fo:language="en" fo:country="US" officeooo:rsid="001f47f7" officeooo:paragraph-rsid="001f47f7"/>
    </style:style>
    <style:style style:name="P20" style:family="paragraph" style:parent-style-name="Standard">
      <style:paragraph-properties fo:line-height="150%" fo:text-align="justify" style:justify-single-word="false"/>
      <style:text-properties fo:language="en" fo:country="US" officeooo:rsid="001a0c48" officeooo:paragraph-rsid="001a0c48"/>
    </style:style>
    <style:style style:name="P21" style:family="paragraph" style:parent-style-name="Standard">
      <style:paragraph-properties fo:line-height="150%" fo:text-align="justify" style:justify-single-word="false"/>
      <style:text-properties fo:language="en" fo:country="US" officeooo:rsid="00214747" officeooo:paragraph-rsid="00214747"/>
    </style:style>
    <style:style style:name="P22" style:family="paragraph" style:parent-style-name="Standard">
      <style:text-properties fo:language="en" fo:country="US" officeooo:rsid="00086be2" officeooo:paragraph-rsid="00218f76"/>
    </style:style>
    <style:style style:name="P23" style:family="paragraph" style:parent-style-name="Standard">
      <style:paragraph-properties fo:line-height="150%"/>
      <style:text-properties fo:language="en" fo:country="US" officeooo:rsid="00086be2" officeooo:paragraph-rsid="00218f76"/>
    </style:style>
    <style:style style:name="P24" style:family="paragraph" style:parent-style-name="Standard">
      <style:text-properties fo:language="en" fo:country="US" officeooo:rsid="0037aea7" officeooo:paragraph-rsid="0037aea7"/>
    </style:style>
    <style:style style:name="P25" style:family="paragraph" style:parent-style-name="Standard">
      <style:paragraph-properties fo:line-height="150%"/>
      <style:text-properties fo:language="en" fo:country="US" officeooo:rsid="0037aea7" officeooo:paragraph-rsid="0037aea7"/>
    </style:style>
    <style:style style:name="P26" style:family="paragraph" style:parent-style-name="Standard">
      <style:paragraph-properties fo:line-height="150%"/>
      <style:text-properties fo:language="en" fo:country="US" officeooo:rsid="0039071c" officeooo:paragraph-rsid="0039071c"/>
    </style:style>
    <style:style style:name="P27" style:family="paragraph" style:parent-style-name="Standard">
      <style:paragraph-properties fo:line-height="150%"/>
      <style:text-properties fo:language="en" fo:country="US" officeooo:rsid="0039fd26" officeooo:paragraph-rsid="0039fd26"/>
    </style:style>
    <style:style style:name="P28" style:family="paragraph" style:parent-style-name="Standard">
      <style:paragraph-properties fo:line-height="150%"/>
      <style:text-properties fo:language="en" fo:country="US" officeooo:rsid="0039fd26" officeooo:paragraph-rsid="003cee3c"/>
    </style:style>
    <style:style style:name="P29" style:family="paragraph" style:parent-style-name="Standard">
      <style:paragraph-properties fo:line-height="150%"/>
      <style:text-properties fo:language="en" fo:country="US" officeooo:rsid="003cee3c" officeooo:paragraph-rsid="003cee3c"/>
    </style:style>
    <style:style style:name="P30" style:family="paragraph" style:parent-style-name="Standard">
      <style:paragraph-properties fo:line-height="150%"/>
      <style:text-properties fo:language="en" fo:country="US" officeooo:rsid="003e206e" officeooo:paragraph-rsid="003e206e"/>
    </style:style>
    <style:style style:name="P31" style:family="paragraph" style:parent-style-name="Standard">
      <style:paragraph-properties fo:line-height="150%"/>
      <style:text-properties fo:language="en" fo:country="US" officeooo:rsid="003f99cb" officeooo:paragraph-rsid="003f99cb"/>
    </style:style>
    <style:style style:name="P32" style:family="paragraph" style:parent-style-name="Standard">
      <style:paragraph-properties fo:line-height="150%"/>
      <style:text-properties fo:language="en" fo:country="US" officeooo:rsid="00408c20" officeooo:paragraph-rsid="00408c20"/>
    </style:style>
    <style:style style:name="P33" style:family="paragraph" style:parent-style-name="Standard">
      <style:paragraph-properties fo:line-height="150%"/>
      <style:text-properties fo:language="en" fo:country="US" officeooo:rsid="00408c20" officeooo:paragraph-rsid="0041f4e7"/>
    </style:style>
    <style:style style:name="P34" style:family="paragraph" style:parent-style-name="Standard">
      <style:paragraph-properties fo:line-height="150%"/>
      <style:text-properties fo:language="en" fo:country="US" officeooo:rsid="0041f4e7" officeooo:paragraph-rsid="0041f4e7"/>
    </style:style>
    <style:style style:name="P35" style:family="paragraph" style:parent-style-name="Standard">
      <style:paragraph-properties fo:line-height="150%"/>
      <style:text-properties fo:language="en" fo:country="US" officeooo:rsid="0043f219" officeooo:paragraph-rsid="0043f219"/>
    </style:style>
    <style:style style:name="P36" style:family="paragraph" style:parent-style-name="Standard">
      <style:paragraph-properties fo:line-height="150%"/>
      <style:text-properties fo:language="en" fo:country="US" officeooo:rsid="0045909e" officeooo:paragraph-rsid="0045909e"/>
    </style:style>
    <style:style style:name="P37" style:family="paragraph" style:parent-style-name="Standard">
      <style:paragraph-properties fo:line-height="150%"/>
      <style:text-properties fo:language="en" fo:country="US" officeooo:rsid="0048cf6d" officeooo:paragraph-rsid="0048cf6d"/>
    </style:style>
    <style:style style:name="P38" style:family="paragraph" style:parent-style-name="Standard">
      <style:paragraph-properties fo:text-align="start" style:justify-single-word="false">
        <style:tab-stops/>
      </style:paragraph-properties>
    </style:style>
    <style:style style:name="P39" style:family="paragraph" style:parent-style-name="Standard">
      <style:paragraph-properties fo:line-height="150%"/>
      <style:text-properties style:text-underline-style="solid" style:text-underline-width="auto" style:text-underline-color="font-color" fo:font-weight="bold" officeooo:rsid="00086be2" officeooo:paragraph-rsid="00218f76" style:font-weight-asian="bold" style:font-weight-complex="bold"/>
    </style:style>
    <style:style style:name="P40" style:family="paragraph" style:parent-style-name="Standard">
      <style:paragraph-properties fo:line-height="150%"/>
      <style:text-properties style:text-underline-style="solid" style:text-underline-width="auto" style:text-underline-color="font-color" fo:font-weight="bold" officeooo:rsid="00086be2" officeooo:paragraph-rsid="002389be" style:font-weight-asian="bold" style:font-weight-complex="bold"/>
    </style:style>
    <style:style style:name="P41" style:family="paragraph" style:parent-style-name="Standard">
      <style:paragraph-properties fo:line-height="150%"/>
      <style:text-properties style:text-underline-style="solid" style:text-underline-width="auto" style:text-underline-color="font-color" fo:font-weight="bold" officeooo:rsid="0021978d" officeooo:paragraph-rsid="0021978d"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04b113" officeooo:paragraph-rsid="0027a85b" style:font-weight-asian="bold" style:font-weight-complex="bold"/>
    </style:style>
    <style:style style:name="P43" style:family="paragraph" style:parent-style-name="Table_20_Contents">
      <style:text-properties officeooo:rsid="00086be2" officeooo:paragraph-rsid="00218f76"/>
    </style:style>
    <style:style style:name="P44" style:family="paragraph" style:parent-style-name="Table_20_Contents">
      <style:paragraph-properties fo:text-align="center" style:justify-single-word="false"/>
      <style:text-properties officeooo:rsid="00086be2" officeooo:paragraph-rsid="00218f76"/>
    </style:style>
    <style:style style:name="P45" style:family="paragraph" style:parent-style-name="Table_20_Contents">
      <style:text-properties officeooo:paragraph-rsid="00218f76"/>
    </style:style>
    <style:style style:name="P46" style:family="paragraph" style:parent-style-name="Standard">
      <style:paragraph-properties fo:line-height="150%"/>
      <style:text-properties style:text-underline-style="none" fo:font-weight="normal" officeooo:rsid="0021978d" officeooo:paragraph-rsid="0021978d" style:font-weight-asian="normal" style:font-weight-complex="normal"/>
    </style:style>
    <style:style style:name="P47" style:family="paragraph" style:parent-style-name="Standard">
      <style:paragraph-properties fo:line-height="150%"/>
      <style:text-properties style:text-underline-style="none" fo:font-weight="normal" officeooo:rsid="0021978d" officeooo:paragraph-rsid="00218f76" style:font-weight-asian="normal" style:font-weight-complex="normal"/>
    </style:style>
    <style:style style:name="P48" style:family="paragraph" style:parent-style-name="Standard">
      <style:paragraph-properties fo:line-height="150%"/>
      <style:text-properties style:text-underline-style="none" fo:font-weight="normal" officeooo:rsid="002365bd" officeooo:paragraph-rsid="002365bd" style:font-weight-asian="normal" style:font-weight-complex="normal"/>
    </style:style>
    <style:style style:name="P49" style:family="paragraph" style:parent-style-name="Standard">
      <style:paragraph-properties fo:line-height="150%"/>
      <style:text-properties style:text-underline-style="none" fo:font-weight="normal" officeooo:rsid="002389be" officeooo:paragraph-rsid="002389be" style:font-weight-asian="normal" style:font-weight-complex="normal"/>
    </style:style>
    <style:style style:name="P50" style:family="paragraph" style:parent-style-name="Standard">
      <style:paragraph-properties fo:line-height="150%"/>
      <style:text-properties style:text-underline-style="none" fo:font-weight="normal" officeooo:rsid="002575e4" officeooo:paragraph-rsid="002575e4" style:font-weight-asian="normal" style:font-weight-complex="normal"/>
    </style:style>
    <style:style style:name="P51" style:family="paragraph" style:parent-style-name="Standard">
      <style:paragraph-properties fo:line-height="150%"/>
      <style:text-properties style:text-underline-style="none" fo:font-weight="normal" officeooo:rsid="002575e4" officeooo:paragraph-rsid="002a1422" style:font-weight-asian="normal" style:font-weight-complex="normal"/>
    </style:style>
    <style:style style:name="P52" style:family="paragraph" style:parent-style-name="Standard">
      <style:paragraph-properties fo:line-height="150%"/>
      <style:text-properties style:text-underline-style="none" fo:font-weight="normal" officeooo:rsid="002a1422" officeooo:paragraph-rsid="002a1422" style:font-weight-asian="normal" style:font-weight-complex="normal"/>
    </style:style>
    <style:style style:name="P53" style:family="paragraph" style:parent-style-name="Standard">
      <style:text-properties style:text-underline-style="none" officeooo:rsid="00218f76" officeooo:paragraph-rsid="0027a85b"/>
    </style:style>
    <style:style style:name="P54" style:family="paragraph" style:parent-style-name="Table_20_Contents">
      <style:paragraph-properties fo:text-align="center" style:justify-single-word="false"/>
      <style:text-properties officeooo:rsid="000ba76c" officeooo:paragraph-rsid="00218f76"/>
    </style:style>
    <style:style style:name="P55" style:family="paragraph" style:parent-style-name="Table_20_Contents">
      <style:text-properties officeooo:rsid="000ba76c" officeooo:paragraph-rsid="00218f76"/>
    </style:style>
    <style:style style:name="P56" style:family="paragraph" style:parent-style-name="Table_20_Contents">
      <style:paragraph-properties fo:text-align="center" style:justify-single-word="false"/>
      <style:text-properties officeooo:paragraph-rsid="00218f76"/>
    </style:style>
    <style:style style:name="P57" style:family="paragraph" style:parent-style-name="Footnote">
      <style:text-properties style:font-name="Times New Roman" fo:font-size="10pt" fo:font-weight="normal" style:font-size-asian="10pt" style:font-weight-asian="normal" style:font-size-complex="10pt" style:font-weight-complex="normal"/>
    </style:style>
    <style:style style:name="P58" style:family="paragraph" style:parent-style-name="Footnote">
      <style:text-properties officeooo:paragraph-rsid="0031904f"/>
    </style:style>
    <style:style style:name="P59" style:family="paragraph" style:parent-style-name="Standard">
      <style:paragraph-properties fo:line-height="150%"/>
      <style:text-properties officeooo:paragraph-rsid="002a1422"/>
    </style:style>
    <style:style style:name="P60" style:family="paragraph" style:parent-style-name="Standard">
      <style:paragraph-properties fo:line-height="150%"/>
      <style:text-properties officeooo:rsid="00218f76" officeooo:paragraph-rsid="0027a85b"/>
    </style:style>
    <style:style style:name="P61" style:family="paragraph" style:parent-style-name="Standard">
      <style:paragraph-properties fo:line-height="150%"/>
      <style:text-properties officeooo:rsid="00218f76" officeooo:paragraph-rsid="002be7a2"/>
    </style:style>
    <style:style style:name="P62" style:family="paragraph" style:parent-style-name="Standard">
      <style:paragraph-properties fo:line-height="150%"/>
      <style:text-properties officeooo:rsid="00218f76" officeooo:paragraph-rsid="002cbb9c"/>
    </style:style>
    <style:style style:name="P63" style:family="paragraph" style:parent-style-name="Standard">
      <style:paragraph-properties fo:line-height="150%"/>
      <style:text-properties officeooo:rsid="002a4379" officeooo:paragraph-rsid="002a4379"/>
    </style:style>
    <style:style style:name="P64" style:family="paragraph" style:parent-style-name="Standard">
      <style:paragraph-properties fo:line-height="150%"/>
      <style:text-properties officeooo:rsid="002db5c5" officeooo:paragraph-rsid="002db5c5"/>
    </style:style>
    <style:style style:name="P65" style:family="paragraph" style:parent-style-name="Standard">
      <style:paragraph-properties fo:line-height="150%"/>
      <style:text-properties officeooo:rsid="003309e3" officeooo:paragraph-rsid="003309e3"/>
    </style:style>
    <style:style style:name="P66" style:family="paragraph" style:parent-style-name="Standard">
      <style:paragraph-properties fo:line-height="150%"/>
      <style:text-properties officeooo:rsid="0034e12a" officeooo:paragraph-rsid="0034e12a"/>
    </style:style>
    <style:style style:name="P67" style:family="paragraph" style:parent-style-name="Standard">
      <style:paragraph-properties fo:line-height="150%"/>
      <style:text-properties officeooo:rsid="002aea81" officeooo:paragraph-rsid="002aea81"/>
    </style:style>
    <style:style style:name="P68" style:family="paragraph" style:parent-style-name="Standard">
      <style:paragraph-properties fo:line-height="150%"/>
      <style:text-properties officeooo:rsid="00353fad" officeooo:paragraph-rsid="00353fad"/>
    </style:style>
    <style:style style:name="P69" style:family="paragraph" style:parent-style-name="Standard">
      <style:paragraph-properties fo:line-height="150%"/>
      <style:text-properties officeooo:rsid="00353fad" officeooo:paragraph-rsid="0035a120"/>
    </style:style>
    <style:style style:name="P70" style:family="paragraph" style:parent-style-name="Standard">
      <style:paragraph-properties fo:line-height="150%"/>
      <style:text-properties officeooo:rsid="0035a120" officeooo:paragraph-rsid="0035a120"/>
    </style:style>
    <style:style style:name="P71" style:family="paragraph" style:parent-style-name="Standard">
      <style:paragraph-properties fo:line-height="150%"/>
      <style:text-properties officeooo:rsid="0035e5be" officeooo:paragraph-rsid="0035e5be"/>
    </style:style>
    <style:style style:name="P72" style:family="paragraph" style:parent-style-name="Standard">
      <style:paragraph-properties fo:line-height="150%"/>
      <style:text-properties officeooo:rsid="0037aea7" officeooo:paragraph-rsid="0037aea7"/>
    </style:style>
    <style:style style:name="P73" style:family="paragraph" style:parent-style-name="Standard">
      <style:paragraph-properties fo:line-height="150%"/>
      <style:text-properties officeooo:rsid="003f99cb" officeooo:paragraph-rsid="003f99cb"/>
    </style:style>
    <style:style style:name="P74" style:family="paragraph" style:parent-style-name="Standard">
      <style:paragraph-properties fo:line-height="150%"/>
      <style:text-properties officeooo:rsid="0035a120" officeooo:paragraph-rsid="0035a120"/>
    </style:style>
    <style:style style:name="P75" style:family="paragraph" style:parent-style-name="Standard">
      <style:paragraph-properties fo:line-height="150%"/>
      <style:text-properties fo:language="en" fo:country="US" officeooo:rsid="0048cf6d" officeooo:paragraph-rsid="0048cf6d"/>
    </style:style>
    <style:style style:name="P76" style:family="paragraph" style:parent-style-name="Standard">
      <style:paragraph-properties fo:line-height="150%"/>
      <style:text-properties fo:language="en" fo:country="US" officeooo:rsid="0049c5ea" officeooo:paragraph-rsid="0049c5ea"/>
    </style:style>
    <style:style style:name="P77"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50ed"/>
    </style:style>
    <style:style style:name="T4" style:family="text">
      <style:text-properties officeooo:rsid="00116843"/>
    </style:style>
    <style:style style:name="T5" style:family="text">
      <style:text-properties officeooo:rsid="001170be"/>
    </style:style>
    <style:style style:name="T6" style:family="text">
      <style:text-properties officeooo:rsid="00132c43"/>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officeooo:rsid="0004b113" style:font-weight-asian="bold" style:font-weight-complex="bold"/>
    </style:style>
    <style:style style:name="T9" style:family="text">
      <style:text-properties officeooo:rsid="0014eb75"/>
    </style:style>
    <style:style style:name="T10" style:family="text">
      <style:text-properties officeooo:rsid="0015b517"/>
    </style:style>
    <style:style style:name="T11" style:family="text">
      <style:text-properties officeooo:rsid="0016f14a"/>
    </style:style>
    <style:style style:name="T12" style:family="text">
      <style:text-properties officeooo:rsid="0017fc7d"/>
    </style:style>
    <style:style style:name="T13" style:family="text">
      <style:text-properties officeooo:rsid="001800c9"/>
    </style:style>
    <style:style style:name="T14" style:family="text">
      <style:text-properties officeooo:rsid="0018fe9d"/>
    </style:style>
    <style:style style:name="T15" style:family="text">
      <style:text-properties officeooo:rsid="0004b113"/>
    </style:style>
    <style:style style:name="T16" style:family="text">
      <style:text-properties officeooo:rsid="00197988"/>
    </style:style>
    <style:style style:name="T17" style:family="text">
      <style:text-properties officeooo:rsid="001a0c48"/>
    </style:style>
    <style:style style:name="T18" style:family="text">
      <style:text-properties officeooo:rsid="001a29a5"/>
    </style:style>
    <style:style style:name="T19" style:family="text">
      <style:text-properties fo:font-weight="bold" style:font-weight-asian="bold" style:font-weight-complex="bold"/>
    </style:style>
    <style:style style:name="T20" style:family="text">
      <style:text-properties fo:font-weight="bold" officeooo:rsid="002aea81" style:font-weight-asian="bold" style:font-weight-complex="bold"/>
    </style:style>
    <style:style style:name="T21" style:family="text">
      <style:text-properties officeooo:rsid="001ba543"/>
    </style:style>
    <style:style style:name="T22" style:family="text">
      <style:text-properties fo:font-style="italic" style:font-style-asian="italic" style:font-style-complex="italic"/>
    </style:style>
    <style:style style:name="T23" style:family="text">
      <style:text-properties officeooo:rsid="001c48c5"/>
    </style:style>
    <style:style style:name="T24" style:family="text">
      <style:text-properties officeooo:rsid="001de863"/>
    </style:style>
    <style:style style:name="T25" style:family="text">
      <style:text-properties officeooo:rsid="001f47f7"/>
    </style:style>
    <style:style style:name="T26" style:family="text">
      <style:text-properties officeooo:rsid="000ba76c"/>
    </style:style>
    <style:style style:name="T27" style:family="text">
      <style:text-properties officeooo:rsid="00086be2"/>
    </style:style>
    <style:style style:name="T28" style:family="text">
      <style:text-properties officeooo:rsid="0009c1a1"/>
    </style:style>
    <style:style style:name="T29" style:family="text">
      <style:text-properties officeooo:rsid="000c73d6"/>
    </style:style>
    <style:style style:name="T30" style:family="text">
      <style:text-properties officeooo:rsid="002365bd"/>
    </style:style>
    <style:style style:name="T31" style:family="text">
      <style:text-properties officeooo:rsid="002389be"/>
    </style:style>
    <style:style style:name="T32" style:family="text">
      <style:text-properties officeooo:rsid="0025152d"/>
    </style:style>
    <style:style style:name="T33" style:family="text">
      <style:text-properties officeooo:rsid="002575e4"/>
    </style:style>
    <style:style style:name="T34" style:family="text">
      <style:text-properties officeooo:rsid="0025ed53"/>
    </style:style>
    <style:style style:name="T35" style:family="text">
      <style:text-properties officeooo:rsid="0027a85b"/>
    </style:style>
    <style:style style:name="T36" style:family="text">
      <style:text-properties style:text-underline-style="solid" style:text-underline-width="auto" style:text-underline-color="font-color" fo:font-weight="bold" officeooo:rsid="0004b113" style:font-weight-asian="bold" style:font-weight-complex="bold"/>
    </style:style>
    <style:style style:name="T37" style:family="text">
      <style:text-properties style:text-underline-style="solid" style:text-underline-width="auto" style:text-underline-color="font-color" fo:font-weight="bold" officeooo:rsid="002aea81" style:font-weight-asian="bold" style:font-weight-complex="bold"/>
    </style:style>
    <style:style style:name="T38" style:family="text">
      <style:text-properties style:text-underline-style="solid" style:text-underline-width="auto" style:text-underline-color="font-color" fo:font-weight="bold" officeooo:rsid="002be7a2" style:font-weight-asian="bold" style:font-weight-complex="bold"/>
    </style:style>
    <style:style style:name="T39" style:family="text">
      <style:text-properties officeooo:rsid="00287c1f"/>
    </style:style>
    <style:style style:name="T40" style:family="text">
      <style:text-properties officeooo:rsid="002a1422"/>
    </style:style>
    <style:style style:name="T41" style:family="text">
      <style:text-properties officeooo:rsid="002a4379"/>
    </style:style>
    <style:style style:name="T42" style:family="text">
      <style:text-properties officeooo:rsid="002be7a2"/>
    </style:style>
    <style:style style:name="T43" style:family="text">
      <style:text-properties officeooo:rsid="002cbb9c"/>
    </style:style>
    <style:style style:name="T44" style:family="text">
      <style:text-properties officeooo:rsid="002db5c5"/>
    </style:style>
    <style:style style:name="T45" style:family="text">
      <style:text-properties officeooo:rsid="002edb1d"/>
    </style:style>
    <style:style style:name="T46" style:family="text">
      <style:text-properties officeooo:rsid="002eec6e"/>
    </style:style>
    <style:style style:name="T47" style:family="text">
      <style:text-properties fo:font-size="10pt" officeooo:rsid="00302f55" style:font-size-asian="10pt" style:font-size-complex="10pt"/>
    </style:style>
    <style:style style:name="T48" style:family="text">
      <style:text-properties officeooo:rsid="0031904f"/>
    </style:style>
    <style:style style:name="T49" style:family="text">
      <style:text-properties style:font-name="Times New Roman" fo:font-size="10pt" fo:font-weight="normal" officeooo:rsid="0031904f" style:font-size-asian="10pt" style:font-weight-asian="normal" style:font-size-complex="10pt" style:font-weight-complex="normal"/>
    </style:style>
    <style:style style:name="T50" style:family="text">
      <style:text-properties officeooo:rsid="003309e3"/>
    </style:style>
    <style:style style:name="T51" style:family="text">
      <style:text-properties officeooo:rsid="0034e12a"/>
    </style:style>
    <style:style style:name="T52" style:family="text">
      <style:text-properties officeooo:rsid="00353fad"/>
    </style:style>
    <style:style style:name="T53" style:family="text">
      <style:text-properties style:text-position="super 58%" officeooo:rsid="00353fad"/>
    </style:style>
    <style:style style:name="T54" style:family="text">
      <style:text-properties style:text-position="0% 100%" officeooo:rsid="00353fad"/>
    </style:style>
    <style:style style:name="T55" style:family="text">
      <style:text-properties officeooo:rsid="0035a120"/>
    </style:style>
    <style:style style:name="T56" style:family="text">
      <style:text-properties officeooo:rsid="0035e5be"/>
    </style:style>
    <style:style style:name="T57" style:family="text">
      <style:text-properties officeooo:rsid="0037aea7"/>
    </style:style>
    <style:style style:name="T58" style:family="text">
      <style:text-properties officeooo:rsid="0039071c"/>
    </style:style>
    <style:style style:name="T59" style:family="text">
      <style:text-properties officeooo:rsid="0039fd26"/>
    </style:style>
    <style:style style:name="T60" style:family="text">
      <style:text-properties officeooo:rsid="003b33dd"/>
    </style:style>
    <style:style style:name="T61" style:family="text">
      <style:text-properties officeooo:rsid="003cee3c"/>
    </style:style>
    <style:style style:name="T62" style:family="text">
      <style:text-properties officeooo:rsid="003e206e"/>
    </style:style>
    <style:style style:name="T63" style:family="text">
      <style:text-properties officeooo:rsid="003f99cb"/>
    </style:style>
    <style:style style:name="T64" style:family="text">
      <style:text-properties officeooo:rsid="00408c20"/>
    </style:style>
    <style:style style:name="T65" style:family="text">
      <style:text-properties officeooo:rsid="0041f4e7"/>
    </style:style>
    <style:style style:name="T66" style:family="text">
      <style:text-properties officeooo:rsid="0043f219"/>
    </style:style>
    <style:style style:name="T67" style:family="text">
      <style:text-properties officeooo:rsid="0045909e"/>
    </style:style>
    <style:style style:name="T68" style:family="text">
      <style:text-properties officeooo:rsid="0048cf6d"/>
    </style:style>
    <style:style style:name="T69" style:family="text">
      <style:text-properties officeooo:rsid="00499a2c"/>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ool modelizing <text:s/>natural sound change. </text:p>
      <text:p text:style-name="P2"/>
      <text:p text:style-name="P4"><text:tab/></text:p>
      <text:p text:style-name="P5"><text:span text:style-name="T7"><text:tab/>Sound change</text:span> (also known as phonetic erosion) is one of the most powerful factor accounting for linguistic change, <text:span text:style-name="T1">and its study is therefore at the heart of several fields of linguistics. While phonetics and phonology study respectively the material and the theoretical conceptions of sounds changes themselves, historical linguists endeavour to uncover regular sound patterns to find correspondances accros langages and 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ional linguistics and NLP tools found broad uses in syntax and traduction, their application to study phonology or support researsch in historical linguistics have been quite limited, and restricted to some autonomous works. <text:tab/></text:span></text:p>
      <text:p text:style-name="P6"><text:tab/><text:span text:style-name="T3">Previously, various </text:span><text:span text:style-name="T4">programs</text:span><text:span text:style-name="T3"> had been developped to modelize phonetic change, such as the Phono software (Hartman &amp; allii), </text:span><text:span text:style-name="T4">but there were merely designed as representation tool, able to greedily apply pre encoded changes to a closed inventory of lexemes. </text:span><text:span text:style-name="T2">Very recently, the last neural networks were used, </text:span><text:span text:style-name="T3">(by Fourrier and Sagot) to perform a cognate prediction tasks, with promising success, between slavic, and then italic langages. This prediction task was concieved as a seq-2-seq task, with phonemes . It is therefore definitly possible not only to take phoneme as base unit of a NLP system, but also to find a satysfing and flexible computational reprezentation of phonemes. </text:span><text:span text:style-name="T4">. Anoter task at the crossroads of historacal linguistics and NLP is the rule inference task : from already established cognate lists, the computer is asked to find regularities accross attested sound changes. Such a task is very difficult for it meets ***’s paradox : while the disruptive phonetic erosion brings imbalance to regular paradigms, other phenomena, especially analogy, disrupt the regular application of sound change. But both of the alluded tasks, cognate prediction and rule inference require a lot of training data, which is not available even despite of the work of linguists. </text:span></text:p>
      <text:p text:style-name="P7"><text:tab/><text:span text:style-name="T5">That is why it becomes tempting to reverse the perspective : instead of looking for an application for the sparse evolution data available, we could try to modelize sound change and its application on a langage state. </text:span><text:span text:style-name="T6">With a script able to transform a langage following regular rules and pattern, we would be able to keep track of every step of the evolution,.</text:span></text:p>
      <text:p text:style-name="P8">Generating data could serve several <text:span text:style-name="T6">purposes  such as :</text:span></text:p>
      <text:p text:style-name="P8">* providing training data for more complex NLP task implying linguistic change (strategy adoptet<text:span text:style-name="T6">t</text:span> by Fourrier and Sagot, but with a minimal modelization of some changes of romance langages)</text:p>
      <text:p text:style-name="P8">* <text:span text:style-name="T6">disposing of a parametrizable tool to predict possible future evolutions of existing langages.</text:span></text:p>
      <text:p text:style-name="P8"><text:soft-page-break/>* <text:span text:style-name="T6">tuning an experimental device and taking some time to think about linguistic change as an occasion to better understand its key components and invariant.</text:span></text:p>
      <text:p text:style-name="P8">* <text:span text:style-name="T6">as a more recreational activity, being able to generate an infinity of non existent, but plausible mock languages. </text:span></text:p>
      <text:p text:style-name="P9"><text:tab/><text:span text:style-name="T9">Nevertheless, sound change is a very complex and multi-factorial phenomenon. Its modelization </text:span><text:span text:style-name="T10">demand</text:span><text:span text:style-name="T11">s</text:span><text:span text:style-name="T10"> a thorough reflexion about the way to think what change is. We want our modelization to be as rich and flexible as possible, in order to reach the complexity and diversity of sound change as it is observed in the languages in the word. On the other hand, we want the system to be contr</text:span><text:span text:style-name="T11">o</text:span><text:span text:style-name="T10">llable and parametrizable to run several experiments, and </text:span><text:span text:style-name="T11">it shouldn’t generate absurd changes, or display too frequently the rarest , yet attested, patterns of evolution. <text:s/>Such questions will be dealt with in the first part of this submitted report. </text:span></text:p>
      <text:p text:style-name="P9"><text:tab/><text:span text:style-name="T11">We ‘ll next present the global functioning of our program and some key aspects of its implementation before putting it into good use. In a last section, </text:span><text:span text:style-name="T12">some code parts or theoretical assumptions will be assessed, as several</text:span><text:span text:style-name="T11"> perspective</text:span><text:span text:style-name="T12">s</text:span><text:span text:style-name="T11"> of future developmen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I) Modelizing, aka simplifying sound change.</text:p>
      <text:p text:style-name="P10"/>
      <text:p text:style-name="P11"><text:tab/><text:span text:style-name="T13">In order to build a sound change generator, that will be used to transform a language into another one, a clear definition of what is sound change has to be developed, therefore taking position into important scientific debates. </text:span><text:span text:style-name="T14">Our program takes as input a language, or at list words, considered as a list / string of phonemes. It will generate change and apply it to these words keeping track of the derivation steps in some data structure we’ll present. But for a change to be applied, we need to know exactly what to. <text:s/>We’ll therefore first present the way we decided to encode phonetic information of words , and the process we use to convert raw linguistic data into the format we use. </text:span></text:p>
      <text:p text:style-name="P10"/>
      <text:p text:style-name="P12">1) <text:span text:style-name="T15">) Embedding a sound : </text:span>a way to encode information about a phoneme.</text:p>
      <text:p text:style-name="P12"/>
      <text:p text:style-name="P12"><text:tab/>Since the program should be able to take as input any existing language, and even artificial creation, selecting the written character as minimal component to represent a sound seemed unsatisfactory, for it doesn't help to generalize across languages or event think about the modalities of phonetic change. <text:span text:style-name="T16">Moreover, for instance in french, there is not always a correspondence between the grapheme and the phoneme. A phonological retranscription of the words should be chosen to avoid this kind of difficulties. </text:span><text:span text:style-name="T17">We’ll use transcriptions in the IPA alphabet, for they are broadily available online (especially on the wiktionnary) and widely used cross linguistically. </text:span></text:p>
      <text:p text:style-name="P13"><text:tab/><text:span text:style-name="T17">While some researschers such as Ciobanu sometimes used text characters, most also opted for a phonetical and not orthographic representation of the language. Even if the IPA provide a large set of characters, it is not fine grained enough to display the diversity of sound change :</text:span></text:p>
      <text:p text:style-name="P20">* <text:s/>they are some cases left unfilled in the IPA, <text:s/>while those sounds can be pronounced and could be attested in some languages.</text:p>
      <text:p text:style-name="P13">* <text:span text:style-name="T18">the position of a letter in the chart provides rich informations about the phonological characteristic of a sound, but some choices are arbitrary : the order of points of manner of articulation is random and do not account for a closer proximity between some values. <text:s/>Some informaitons (the fact for instance, that approximant are voiced) has to be known in advance by the user, the information is not encoded in the IPA character itself.</text:span></text:p>
      <text:p text:style-name="P14">That’s why event If the IPA is used as a basis and as a tool to display words, <text:span text:style-name="T19">a feature based representation</text:span> of phonemes <text:span text:style-name="T21">is chosen</text:span>, as it became quite custom. <text:span text:style-name="T21">Hartman for instance opted for the tool Phono for a feature based format inspired by the works of Chomsky : </text:span></text:p>
      <text:p text:style-name="P14"><text:tab/>“<text:span text:style-name="T22">Phono has adopted, with minimal modification, most of the features defined in The Sound Pattern of English (Chomsky and Halle 1968:298-329)—known as SPE—(20 of them in the present </text:span><text:soft-page-break/><text:span text:style-name="T22">version) because that work represents a unique moment of near-consensus in the development of phonological theory.</text:span>”</text:p>
      <text:p text:style-name="P15">Chomsky and Halle listed around 26 boolean features, whose combination could produce all the existing phonemes of the IPA. <text:s/></text:p>
      <text:p text:style-name="P16"><text:tab/>Such a representation is interesting because : <text:s/></text:p>
      <text:p text:style-name="P16">* it has a far richer semantic. There is always a simple way to check whether a sound is for instance stressed, round…</text:p>
      <text:p text:style-name="P15">* it is extremely easy to modify a single parameter, and this will allow to modify several phonemes i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text:p>
      <text:p text:style-name="P15">* this representation <text:span text:style-name="T23">as a list of boolean is uniform and easy to manipulate.</text:span></text:p>
      <text:p text:style-name="P15"><text:tab/><text:span text:style-name="T23">On the other hand, it is maybe to schematic. It is a very practical and informative way to sort out sounds, but do not express the complexity of relation they have between them :</text:span></text:p>
      <text:p text:style-name="P15">* <text:span text:style-name="T23">some features just exist to separate two phonemes and are left inactive most of the time. There is a lack of balance between a group of major and determining <text:s/>features, and the others.</text:span></text:p>
      <text:p text:style-name="P15">* <text:span text:style-name="T23">there is no match between the whole space of boolean combination and the list of IPA characters, some boolean combinations could be generated, but do not correspond to pronounceable sound (labial and uvular and aspirated and nasal at the same time ? )</text:span></text:p>
      <text:p text:style-name="P15">* <text:span text:style-name="T23">the list of features is in fact not fixed, because phoneticians debate by means of article, of the importance or lack of importance of features. They do not have intrinseque reality.</text:span></text:p>
      <text:p text:style-name="P15">* <text:span text:style-name="T23">For some informations (backness, roundness, <text:s/>height of the tongue, place of articulation), binary values are not sufficient to express all the possibilities. As a trick ,several boolean features are used to encode discrete values, but it is not really satisfactory.</text:span></text:p>
      <text:p text:style-name="P15"/>
      <text:p text:style-name="P15"><text:tab/><text:span text:style-name="T23">Therefore the need to develop a feature based representation of sound that avoid these pitfalls : by allowing discrete values as fields, and trying to make sure that there are not two features that cannot take a certain value simultaneously. </text:span></text:p>
      <text:p text:style-name="P15"/>
      <text:p text:style-name="P15"/>
      <text:p text:style-name="P15"/>
      <text:p text:style-name="P15"/>
      <text:p text:style-name="P15"/>
      <text:p text:style-name="P15"/>
      <text:p text:style-name="P17"><text:soft-page-break/>a) a first attempt in the early versions of the program</text:p>
      <text:p text:style-name="P17"/>
      <text:p text:style-name="P17">A first version of a feature template was designed, close to the SPE representation, eliminating the features that appeared too rarely, and grouping together boolean features that could become discrete.</text:p>
      <text:p text:style-name="P17">The disctinction between vowel and consonant was encoded in the first case of the list, while the other features were ordered according to their importance. </text:p>
      <text:p text:style-name="P18">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38">syllabic</text:p>
          </table:table-cell>
          <table:table-cell table:style-name="Table1.A1" office:value-type="string">
            <text:p text:style-name="P38">consonant<text:span text:style-name="T24">al</text:span></text:p>
          </table:table-cell>
          <table:table-cell table:style-name="Table1.A1" office:value-type="string">
            <text:p text:style-name="P38">height</text:p>
          </table:table-cell>
          <table:table-cell table:style-name="Table1.A1" office:value-type="string">
            <text:p text:style-name="P38">back</text:p>
          </table:table-cell>
          <table:table-cell table:style-name="Table1.A1" office:value-type="string">
            <text:p text:style-name="P38">round</text:p>
          </table:table-cell>
          <table:table-cell table:style-name="Table1.A1" office:value-type="string">
            <text:p text:style-name="P38">voice</text:p>
          </table:table-cell>
          <table:table-cell table:style-name="Table1.A1" office:value-type="string">
            <text:p text:style-name="P38">plosive</text:p>
          </table:table-cell>
          <table:table-cell table:style-name="Table1.A1" office:value-type="string">
            <text:p text:style-name="P38">nasal</text:p>
          </table:table-cell>
          <table:table-cell table:style-name="Table1.A1" office:value-type="string">
            <text:p text:style-name="P38">fricative</text:p>
          </table:table-cell>
          <table:table-cell table:style-name="Table1.A1" office:value-type="string">
            <text:p text:style-name="P38">lateral</text:p>
          </table:table-cell>
          <table:table-cell table:style-name="Table1.A1" office:value-type="string">
            <text:p text:style-name="P38">trill</text:p>
          </table:table-cell>
          <table:table-cell table:style-name="Table1.A1" office:value-type="string">
            <text:p text:style-name="P38">aspiration</text:p>
          </table:table-cell>
        </table:table-row>
      </table:table>
      <text:p text:style-name="Standard"/>
      <text:p text:style-name="P18">However, having as basis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uncompatible features (fricative , trill ,lateral) could be activated on th same type. Moreover, vowels and consonants shared two discrete fields (height and back) that had different ranges if the phoneme was a Vowell or if it was a consonant. </text:p>
      <text:p text:style-name="P18"/>
      <text:p text:style-name="P19">b) a second attempt : tuples out of ten</text:p>
      <text:p text:style-name="P15"/>
      <text:p text:style-name="P15"><text:tab/><text:span text:style-name="T25">A more complex representation was built in order to assess these difficulties, first by creating a strong distinction between vowels and consonants (that became 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 </text:span></text:p>
      <text:p text:style-name="P15"/>
      <text:p text:style-name="P15"/>
      <text:p text:style-name="P15"/>
      <text:p text:style-name="P15"/>
      <text:p text:style-name="P15"/>
      <text:p text:style-name="P15"/>
      <text:p text:style-name="P15"/>
      <text:p text:style-name="P15"/>
      <text:p text:style-name="P15"/>
      <text:p text:style-name="P21"><draw:frame text:anchor-type="paragraph" draw:z-index="5" draw:name="Text Frame 3" draw:style-name="gr1" draw:text-style-name="P77" svg:width="3.809cm" svg:height="2.761cm" svg:x="12.455cm" svg:y="8.072cm"><draw:text-box><text:p>Second Tuple encoding secondary information about the phoneme</text:p></draw:text-box></draw:frame><text:soft-page-break/><text:tab/>The semantic of features is sum up in the following diagram : </text:p>
      <text:p text:style-name="P21"><text:s/></text:p>
      <table:table table:name="Table2" table:style-name="Table2">
        <table:table-column table:style-name="Table2.A"/>
        <table:table-column table:style-name="Table2.B"/>
        <table:table-row table:style-name="TableLine1543336964672">
          <table:table-cell table:style-name="Table2.A1" table:number-columns-spanned="2" office:value-type="string">
            <text:p text:style-name="P44"><draw:frame text:anchor-type="paragraph" draw:z-index="3" draw:name="Text Frame 1" draw:style-name="gr3" draw:text-style-name="P77" svg:width="4.527cm" svg:height="1.04cm" svg:x="12.046cm" svg:y="1.556cm"><draw:text-box><text:p>Coded as field (bool) of the phoneme Object</text:p></draw:text-box></draw:frame><draw:frame text:anchor-type="paragraph" draw:z-index="4" draw:name="Text Frame 2" draw:style-name="gr2" draw:text-style-name="P77" svg:width="3.319cm" svg:height="3.128cm" svg:x="12.423cm" svg:y="3.889cm"><draw:text-box><text:p>Row of length 5 encoding the second element of the features tuple</text:p></draw:text-box></draw:frame>Phoneme </text:p>
          </table:table-cell>
          <table:covered-table-cell/>
        </table:table-row>
        <table:table-row table:style-name="TableLine1543336954064">
          <table:table-cell table:style-name="Table2.A2" office:value-type="string">
            <text:p text:style-name="P44">Vowell</text:p>
          </table:table-cell>
          <table:table-cell table:style-name="Table2.B2" office:value-type="string">
            <text:p text:style-name="P44">Consonant </text:p>
          </table:table-cell>
        </table:table-row>
        <table:table-row table:style-name="TableLine1543336955424">
          <table:table-cell table:style-name="Table2.A3" table:number-columns-spanned="2" office:value-type="string">
            <text:p text:style-name="P44"><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1543336955968">
          <table:table-cell table:style-name="Table2.A4" table:number-columns-spanned="2" office:value-type="string">
            <text:p text:style-name="P54">Voiced</text:p>
          </table:table-cell>
          <table:covered-table-cell/>
        </table:table-row>
        <table:table-row table:style-name="TableLine1543336956512">
          <table:table-cell table:style-name="Table2.A5" office:value-type="string">
            <text:p text:style-name="P44">Front (int between 0 and 2)</text:p>
          </table:table-cell>
          <table:table-cell table:style-name="Table2.B5" office:value-type="string">
            <text:p text:style-name="P44">Place of articulation (int between 0 and 11)</text:p>
          </table:table-cell>
        </table:table-row>
        <table:table-row table:style-name="TableLine1543336956784">
          <table:table-cell table:style-name="Table2.A5" office:value-type="string">
            <text:p text:style-name="P44"><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6">6</text:span>)</text:p>
          </table:table-cell>
          <table:table-cell table:style-name="Table2.B5" office:value-type="string">
            <text:p text:style-name="P56"><text:s/><text:span text:style-name="T27">Plosive (bool)</text:span></text:p>
          </table:table-cell>
        </table:table-row>
        <table:table-row table:style-name="TableLine1543336949168">
          <table:table-cell table:style-name="Table2.A2" table:number-rows-spanned="4" office:value-type="string">
            <text:p text:style-name="P56"/>
          </table:table-cell>
          <table:table-cell table:style-name="Table2.B5" office:value-type="string">
            <text:p text:style-name="P44">Fricative (bool)</text:p>
          </table:table-cell>
        </table:table-row>
        <table:table-row table:style-name="TableLine1543336957600">
          <table:covered-table-cell table:style-name="Table2.A2"/>
          <table:table-cell table:style-name="Table2.B5" office:value-type="string">
            <text:p text:style-name="P44">Nasal (bool)</text:p>
          </table:table-cell>
        </table:table-row>
        <table:table-row table:style-name="TableLine1543336962224">
          <table:covered-table-cell table:style-name="Table2.A2"/>
          <table:table-cell table:style-name="Table2.B5" office:value-type="string">
            <text:p text:style-name="P44">Trill/Flap (int between 0 and 2)</text:p>
          </table:table-cell>
        </table:table-row>
        <table:table-row table:style-name="TableLine1543336960864">
          <table:covered-table-cell table:style-name="Table2.A2"/>
          <table:table-cell table:style-name="Table2.B5" office:value-type="string">
            <text:p text:style-name="P44">Lateral (<text:span text:style-name="T28">bool</text:span>)</text:p>
          </table:table-cell>
        </table:table-row>
        <table:table-row table:style-name="TableLine1543336961136">
          <table:table-cell table:style-name="Table2.A11" office:value-type="string">
            <text:p text:style-name="P44"><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44">Secondary articulation (int, <text:span text:style-name="T29">some</text:span> possibilities, same as the corresponding place)</text:p>
          </table:table-cell>
        </table:table-row>
        <table:table-row table:style-name="TableLine1543336951888">
          <table:table-cell table:style-name="Table2.A11" office:value-type="string">
            <text:p text:style-name="P43">Nasal (bool)</text:p>
          </table:table-cell>
          <table:table-cell table:style-name="Table2.B11" office:value-type="string">
            <text:p text:style-name="P45"><text:s/><text:span text:style-name="T27">Pre-Nasal (bool)</text:span></text:p>
          </table:table-cell>
        </table:table-row>
        <table:table-row table:style-name="TableLine1543336952160">
          <table:table-cell table:style-name="Table2.A2" office:value-type="string">
            <text:p text:style-name="P55"/>
          </table:table-cell>
          <table:table-cell table:style-name="Table2.B11" office:value-type="string">
            <text:p text:style-name="P43">Aspirated (bool)</text:p>
          </table:table-cell>
        </table:table-row>
      </table:table>
      <text:p text:style-name="P39"/>
      <text:p text:style-name="P39"/>
      <text:p text:style-name="P41">2) Short considerations about language</text:p>
      <text:p text:style-name="P39"/>
      <text:p text:style-name="P46"><text:tab/>While phonemes or sound are the minimal item used in the program, we consider sound change as a more generic process affecting not a sound, but a whole language. A change doesn’t only modify a sound but modify recurrent patterns of sounds that appear in the words of a given language. We will introduce two other crucial objects, words and languages , (as well as an intermediate one, the syllables) to <text:span text:style-name="T30">serve as input of the whole program. </text:span></text:p>
      <text:p text:style-name="P46"/>
      <text:p text:style-name="P46">* <text:span text:style-name="T30">words (to be exact, wordforms) :</text:span></text:p>
      <text:p text:style-name="P48">A word of a language can be basically seen as an ordered sequence of sounds or phonemes, that can be uttered alone (formal autonomy) and has a meaning and/or functionnal role in the language.</text:p>
      <text:p text:style-name="P48">Words are segmented into syllables that have a phoneme (usually a vowell) as its kernel. Syllables bear supplementory information such as stress accent (increased articulatory force compared to the other syllable of the word or pitch/tone (Not implemented yet). These supplementary information modify the way a sound is uttered and then play a role in linguistic change.</text:p>
      <text:p text:style-name="P48"/>
      <text:p text:style-name="P48"/>
      <text:p text:style-name="P48"><text:soft-page-break/>A word can be represented in several ways, as it is taken into account in our program</text:p>
      <text:p text:style-name="P49">citation form (in the original alphabet) : <text:s text:c="6"/>appressum</text:p>
      <text:p text:style-name="P47"><text:span text:style-name="T31">IPA representation :<text:tab/><text:tab/> <text:tab/> <text:s text:c="10"/></text:span>ap'pres.sum</text:p>
      <text:p text:style-name="P47">syllabation : <text:s text:c="49"/>ap/'pres/sum/</text:p>
      <text:p text:style-name="P47">structure : <text:s text:c="47"/>#VC/CCvC/CVC#</text:p>
      <text:p text:style-name="P47">stress pattern : <text:s text:c="52"/>_/S/_</text:p>
      <text:p text:style-name="P49">The global structure CV marks the distinction between consonants and vowels. <text:span text:style-name="T32">(</text:span><text:span text:style-name="T33">Later, a distinction between simple consonants and sonorants R could be implemented). </text:span></text:p>
      <text:p text:style-name="P49"/>
      <text:p text:style-name="P49">* <text:span text:style-name="T33">languages :</text:span></text:p>
      <text:p text:style-name="P50">Linguistic change do not only modify word-forms, but whole languages transforming them into a new languages. At first, an innovation appear on a particular wordform, and is spread by usage until it becomes the new norm and then ac<text:span text:style-name="T34">quires the status of change. <text:s/></text:span></text:p>
      <text:p text:style-name="P50"><text:tab/><text:span text:style-name="T34">The general script will take a language as input, but this raises a simple but fundamental question : how to represent a language ? We’ll adopt a “performance” oriented approach, considering that a language is </text:span><text:span text:style-name="T35">defined by the</text:span><text:span text:style-name="T34"> set of wordforms used (that the speakers use as raw material) to build their sentences. That’s why a language </text:span><text:span text:style-name="T35">will be represented by a dictionnary (the keys are the written form in latin alphabet of the word in the base language, the values a word object linked to the word). </text:span></text:p>
      <text:p text:style-name="P51"><text:tab/><text:span text:style-name="T39">In our simple implementation, only the values of the voc dictionary can differ between two cognates languages, </text:span><text:span text:style-name="T40">the inventory of words do never vary. This could be improved in future versions <text:s text:c="2"/></text:span><text:s/>* <text:span text:style-name="T40">by making some words randomly disappear </text:span></text:p>
      <text:p text:style-name="P52"><text:tab/> <text:s text:c="4"/>* by allowing borrowings <text:s/>from other languages</text:p>
      <text:p text:style-name="P51"><text:tab/> <text:s text:c="4"/>* <text:span text:style-name="T40">by implementing new ways to create words</text:span></text:p>
      <text:p text:style-name="P50"><text:span text:style-name="T34">TODO precise </text:span><text:span text:style-name="T40">notion de language state</text:span></text:p>
      <text:p text:style-name="P40"/>
      <text:p text:style-name="P53"><text:span text:style-name="T20"><text:tab/></text:span><text:span text:style-name="T38">3) A brief typology of sound changes</text:span></text:p>
      <text:p text:style-name="P42"/>
      <text:p text:style-name="P42"/>
      <text:p text:style-name="P60"><text:span text:style-name="T8"><text:tab/></text:span><text:span text:style-name="T35">We want to apply sound changes to languages and therefore need to find a satysfing balance between two contradictory objectives : developing a </text:span><text:span text:style-name="T39">modelization of language change that is refined enough to mimic the complexity of attested sound change, but this representation needs to be simple enough <text:s/>not to over-generate changes that are not attested. It should also be flexible and parametrizable, and the less computationally costly as possible, since we want to generate a big quantity of data. <text:s/>To do so, <text:s/>a change object needs to be designed.</text:span></text:p>
      <text:p text:style-name="P60"/>
      <text:p text:style-name="P62"><text:soft-page-break/><text:tab/><text:span text:style-name="T42">We first need to establish a list of all the possible sound changes that are attested cross linguistically, to determine what could be common between them , and what is the specificity of each </text:span><text:span text:style-name="T43">type of change.</text:span><text:span text:style-name="T43"><text:note text:id="ftn1" text:note-class="footnote"><text:note-citation>1</text:note-citation><text:note-body><text:p text:style-name="P58"><text:span text:style-name="T46">For a more </text:span><text:span text:style-name="T47">fine grained reflexion, see for instnace <text:s/>Blevins : </text:span><text:span text:style-name="T46"><text:s/></text:span>“Evolutionary Phonology: A holistic approach to sound change typology” <text:span text:style-name="T48">or </text:span><text:span text:style-name="T49">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https://www.oxfordhandbooks.com/view/10.1093/oxfordhb/9780199232819.001.0001/oxfordhb-9780199232819-e-036</text:a><text:bookmark text:name="pagetitle"/> </text:p><text:h text:style-name="Heading_20_2" text:outline-level="2"/><text:p text:style-name="P57"/></text:note-body></text:note></text:span></text:p>
      <text:p text:style-name="P62">* <text:span text:style-name="T43">sound change : the way speakers pronounce a sound is modified, it became a new sound. Those modifications are not random but the two phonemes are related and only vary along one or a few features. </text:span><text:span text:style-name="T44">In most cases, the change append by transmission of a phonetic feature from neighbours sounds (assimilation) or to maximize the distinction between two sounds (dissimilaiton)</text:span></text:p>
      <text:p text:style-name="P62">* <text:span text:style-name="T44">two phonemes swap places (metathesis)</text:span></text:p>
      <text:p text:style-name="P62">* <text:span text:style-name="T44">a phoneme disappears and isn’t uttered anymoer (deletion, apocope)</text:span></text:p>
      <text:p text:style-name="P64">* a phoneme in inserted, either to facilitate the pronunciation between two phonemes that are too different for them <text:s/>to be uttered in a row (epenthesis) or because it received a superior articulatory force and <text:span text:style-name="T45">get separated in two identical phoneme (gemination, doubling) </text:span></text:p>
      <text:p text:style-name="P60">*<text:span text:style-name="T50">a phoneme or group of phonemes is deleted, because its pronunciation is too weak, or because it already appears in the word (haplology).</text:span></text:p>
      <text:p text:style-name="P65">Linguist developed a very rich terminology to describe sound changes, but some of the terms are really precise and denote a very specific transformation (nasalization, labialization). These terms often work by pairs. </text:p>
      <text:p text:style-name="P65"><text:tab/></text:p>
      <text:p text:style-name="P65"><text:tab/>Since we represent words as a string of sounds, we can assimilate the different kind of phonetic changes to operation applied to a list. We ‘ll therefore need four specific kind of operation * one element of the list is modified : P_Change (P for Phonetic) </text:p>
      <text:p text:style-name="P65">* two elements of the list are swaped : M_Change(M for Metathesis)</text:p>
      <text:p text:style-name="P65">* an element is inserted in the list : I_Change(I for Insertion) (Implementation in progress)</text:p>
      <text:p text:style-name="P65">* an element <text:s/>is deleted from the list D_Change (D for Deletion (Not implemented yet)</text:p>
      <text:p text:style-name="P65">These operation have consequences on the other representations of the word (syllabic structure) and regularization functions will be required for the last types of change. </text:p>
      <text:p text:style-name="P60"/>
      <text:p text:style-name="P60"><text:tab/><text:span text:style-name="T50">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tother abstract representation of the word object, its accentual scheme. </text:span></text:p>
      <text:p text:style-name="P65"><text:soft-page-break/>In this first version of the program, changes are always applied <text:span text:style-name="T51">inside the boundaries of word, whereas many phenomena imacting the end of a word are conditionned by the following one. These phonotactic phenomena that concerns the connected speech (sandhi) should be implemented in the future, when texts and not lonely words will be accepted as input for the program. </text:span></text:p>
      <text:p text:style-name="P65"/>
      <text:p text:style-name="P65"><text:tab/><text:span text:style-name="T51">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66">Only changes are implemented , but a change could be converted to a rule by applying it <text:span text:style-name="T52">to a modified word when a change happens. If the output of the change can trigger the application of the rule, it will be applied consequently. </text:span></text:p>
      <text:p text:style-name="P60"/>
      <text:p text:style-name="P60">*</text:p>
      <text:p text:style-name="P61"><text:span text:style-name="T39"><text:tab/></text:span><text:span text:style-name="T38">4</text:span><text:span text:style-name="T36">) What are the ingredient of a sound change ? </text:span><text:span text:style-name="T37">General considerations about Change</text:span></text:p>
      <text:p text:style-name="P61"/>
      <text:p text:style-name="P61"><text:span text:style-name="T39"><text:tab/>A linguistic change is a modification of the state </text:span><text:span text:style-name="T40">of a language. </text:span><text:span text:style-name="T39">Change could be </text:span><text:span text:style-name="T40">mainly</text:span><text:span text:style-name="T39"> considered in </text:span><text:span text:style-name="T40">two</text:span><text:span text:style-name="T39"> manners, either as an event or as a process. </text:span></text:p>
      <text:p text:style-name="P59"><text:span text:style-name="T40">We’ll rather adopt the second option, as old as the works of the Neo-grammarians, supposing there is a <text:s/>“</text:span><text:span text:style-name="T22">ausnahmslosen Wirkung der Lautgesetze</text:span>. “. <text:span text:style-name="T40">Sound change is considered as the direct effect of sound laws that are applied at a given time in a systematic way. </text:span><text:span text:style-name="T41">As german linguist first developed the concept of law, they firmly stated that : * sound laws have no exception </text:span></text:p>
      <text:p text:style-name="P59">* <text:span text:style-name="T41">they are not retroactive</text:span></text:p>
      <text:p text:style-name="P63">Vividly contested by other linguists (like Schuchartd for instance) because they didn’t take into account social and psychological parameters of language that could disrupt the ideal of a clean mathematical application of laws, this schematization could serve as first attent to modelize change. </text:p>
      <text:p text:style-name="P59"><text:span text:style-name="T40">This concept of law is a first step of formalism, that we could complete by rather viewing sound changes as mathematical functions, </text:span><text:span text:style-name="T41">that transform some phonetical patterns into another pattern. </text:span></text:p>
      <text:p text:style-name="P63"/>
      <text:p text:style-name="P63">Change : <text:s/>f([s0s1s2...sn]) = [s’0s’1s’2...s’m]</text:p>
      <text:p text:style-name="P63">where a sound could be left unchanged, disappear, switch place with another… <text:s/>A change is a function that transforms a sequence into another sequence. </text:p>
      <text:p text:style-name="P63"/>
      <text:p text:style-name="P63"><text:tab/><text:span text:style-name="T52">If we see soundchange as a functional application, several ontological questions surface : does a sound change exist only because it has been applied ? Or are they a set of possible changes |that all exist (the set of all functions transforming a possible sound into another sound taken from </text:span><text:soft-page-break/><text:span text:style-name="T52">all the possible sounds) . A set |S|</text:span><text:span text:style-name="T53">|S| </text:span><text:span text:style-name="T54">as a simplification. These theoretical questions have of course no <text:s/>influence on the data but could guide some important implementation choices. </text:span></text:p>
      <text:p text:style-name="P67"/>
      <text:p text:style-name="P67"><text:tab/>To create a Change object, <text:span text:style-name="T52">we need to find its key component : </text:span></text:p>
      <text:p text:style-name="P68">* A sound change has what we named a “target”, it modifies a word, but more specifically a particular phoneme (even if its deleted, or inserted, in a metathesis, the modification of the second phoneme can be considered as a direct consequence of the modification of the first. <text:span text:style-name="T55">)</text:span></text:p>
      <text:p text:style-name="P73">A change can concern a single phonem, but it can also modify several related phonemes, a whole natural class, or even all the phonemes. </text:p>
      <text:p text:style-name="P73">When several phonemes are impacted, we will not generate several versions of the same change with different targets, but rather used a condensed way to design a class of phonemes. We use wildcards values (-1) <text:span text:style-name="T64">to select all sounds withouh specifying this value. Using wildcards allow to create feature patterns that behave like masks that can be used to select subclasses of sounds. </text:span></text:p>
      <text:p text:style-name="P73">NB : it sometimes <text:s/>fails to capture precise subclasses of natural classes, especially with numerical values. </text:p>
      <text:p text:style-name="P69">* <text:span text:style-name="T55">This phoneme is modified, either one of several of its features get a new value.</text:span></text:p>
      <text:p text:style-name="P70"><text:s/>We can consider that a sound that didn’t change underwent the application of the identity function. </text:p>
      <text:p text:style-name="P70">We’ll consider that the target suffered a functional application (function that we will name “effect” in the code). </text:p>
      <text:p text:style-name="P70">* while some sound changes apply universally and without any restriction, other are strictly determined by their close environment. A change is also defined by the list of conditions that should be satisfied for the change to be applied.</text:p>
      <text:p text:style-name="P70"><text:tab/><text:span text:style-name="T56">In our implementation, we distinguished two kinds of conditions <text:s/>:</text:span></text:p>
      <text:p text:style-name="P71">* P_Conditions (Phonetic conditions) that represent the presence of certain phonemes in a specific position, around the target, or at some particular absolute positions (initial of final positions).</text:p>
      <text:p text:style-name="P71">* S_Conditions (Syllabic conditions) providing information about the stress pattern of the word and of the syllable that contains the target.</text:p>
      <text:p text:style-name="P71">These two types of condition seem to be sufficient to encompass every information about the context of a word. </text:p>
      <text:p text:style-name="P71"><text:tab/></text:p>
      <text:p text:style-name="P71"><text:tab/>This simple representation of sound change seems expressive <text:span text:style-name="T57">and could serve as basis of the representation of sound change viewed as the ordered application of functions. It has been presupposed that a change is always applied whenerver its conditions are satisfied, which is not always the case. Sporadic change could easily be implemented.</text:span></text:p>
      <text:p text:style-name="P71"/>
      <text:p text:style-name="P72"><text:soft-page-break/><text:tab/>From a mathematical perspective, sound change could be represented as a context sensitive language, in which the set of terminal and non terminal symbols is the same : the set of all pronounceable sounds. </text:p>
      <text:p text:style-name="P22"/>
      <text:p text:style-name="P22"/>
      <text:p text:style-name="P3">II) Generating sound change : a user friendly manual to delve into our implementation</text:p>
      <text:p text:style-name="P24"/>
      <text:p text:style-name="P24"/>
      <text:p text:style-name="P25"><text:tab/>We provided a brief theoretical presentation of sound change to justify important choices we made to encode phoneme and sound changes. These choices are reflected in some implementation options of the program. We now want to provide the user with <text:span text:style-name="T58">a practical guide so that he can use the main functions of the program, that is to say :</text:span></text:p>
      <text:p text:style-name="P25">* <text:span text:style-name="T58">transform a given language given in input into a new one after a given number of change</text:span></text:p>
      <text:p text:style-name="P25">* <text:span text:style-name="T58">get access to the state of the language at every step of the derivation</text:span></text:p>
      <text:p text:style-name="P25">* <text:span text:style-name="T58">storing the changes in an economic and machine readable format so that the experiment with interesting results are reproductible.</text:span></text:p>
      <text:p text:style-name="P26">In the next sections, we’ll both present the overall implementation allowing these functionnalities and provide a short guide to use them.</text:p>
      <text:p text:style-name="P23"/>
      <text:p text:style-name="P26">1) Generating changes and applying them.</text:p>
      <text:p text:style-name="P26"/>
      <text:p text:style-name="P26"><text:tab/>In our implementation, we distinguish between 5 different types of changes, all sub types of an abstract Change object. These changes all have a different constructor. <text:span text:style-name="T59">They are randomly generated by an object specifically designed for the task : a Change_generator </text:span></text:p>
      <text:p text:style-name="P26">* <text:span text:style-name="T59">Change generators</text:span></text:p>
      <text:p text:style-name="P28">The change generator is one of the most important object<text:span text:style-name="T60">s</text:span> in the program. Its role is to <text:span text:style-name="T60">randomly</text:span> <text:span text:style-name="T60">generate changes, but the process used to generate the changes randomly, using the constructors from the change objects is to be defined. </text:span></text:p>
      <text:p text:style-name="P28"><text:tab/><text:span text:style-name="T61">Creating randomly sound changes is maybe the most challengin part of the whole project, for we want not obly to be able to generate all the possible changes attested, but they should also <text:s/>only generate plausible changes. A lots of parameters are at stake and they all are interdependent. </text:span></text:p>
      <text:p text:style-name="P29">Moreover, the 5 types of change have a different semantics and different initialization parameters. </text:p>
      <text:p text:style-name="P29">Therefore our generator has to have different methods to parameterize each kind of change.<text:span text:style-name="T60"><text:line-break/>We have to choose a precise procedure to generate the chang</text:span>e, but an infinity of different generator could be imagined. The Change_generator has been made an abstract class.</text:p>
      <text:p text:style-name="P27"/>
      <text:p text:style-name="P29"><text:soft-page-break/><text:tab/>We ‘ll present the <text:s/>principles of the Baby_change_generator, its first implementation, and some of the (quesionnable) implementation choices that have been made.</text:p>
      <text:p text:style-name="P29">* The parameters</text:p>
      <text:p text:style-name="P29"><text:tab/>In the first implementation of the program, the modified feature was chosen randomly, and given <text:span text:style-name="T62">randomly a new value. This lead to some chaotic result ; nasalisation and aspiration, features at the end of the list were modified as frequently as the place of articulation, leading to strange languages where all was aspirated or nasalized. Some kind of changes are definitly more frequent than others. Some phonemes are definitely more prone to change than others, and there is a certain directionnality in the change.</text:span></text:p>
      <text:p text:style-name="P30">The question of estimating probability of language change<text:note text:id="ftn2" text:note-class="footnote"><text:note-citation>2</text:note-citation><text:note-body><text:p text:style-name="Footnote"><text:a xlink:type="simple" xlink:href="https://linguistics.ucla.edu/people/zuraw/dnldpprs/ProbLangChange.pdf" text:style-name="Internet_20_link" text:visited-style-name="Visited_20_Internet_20_Link">Outline (ucla.edu)</text:a> </text:p></text:note-body></text:note> is crucial. If we want to generate plausible changes, the program has to have parameters that make the probabilities to get the changes <text:span text:style-name="T63">attested in realiry</text:span> high. <text:span text:style-name="T63">But it is hard to evaluate whether the parametrization chosen for the program is good or not, because </text:span></text:p>
      <text:p text:style-name="P31">Therefore there is a lot of room for the generator to be parametrizable :</text:p>
      <text:p text:style-name="P31">- when we choose the type of change that will be applied</text:p>
      <text:p text:style-name="P31">-when we choose the phoneme that will be targeted</text:p>
      <text:p text:style-name="P31">-where required, when we choose the feature that will be modified</text:p>
      <text:p text:style-name="P32">- when we decide to extend a target or a condition. (how many times, how)</text:p>
      <text:p text:style-name="P32">-when we create the conditions (in average, how many condition does a change have ? )</text:p>
      <text:p text:style-name="P32">Parameters can be of different kind : simple probabilities (extension) , distributions of probabilities over a list (<text:span text:style-name="T65">on the type of change, over the number of condition…) <text:s/>or matrixes of weights (for the probability to reach an output for a feature value given the input value of this feature in the target.</text:span></text:p>
      <text:p text:style-name="P33">All these parameters are stored in the “Sampling” file, so that they can easily be adjusted, <text:span text:style-name="T65">but they only have been roughly estimated. We would need to work deeply about these parameter constraints to tune the behaviour of the generator and curb chaotic change. </text:span></text:p>
      <text:p text:style-name="P32"/>
      <text:p text:style-name="P29">* <text:span text:style-name="T62">the </text:span><text:span text:style-name="T65">golden</text:span><text:span text:style-name="T62"> rule : never generate a change that would change nothing.</text:span></text:p>
      <text:p text:style-name="P29"><text:tab/><text:span text:style-name="T65">We ll present the general functionning of the first implementation of the change generator. </text:span></text:p>
      <text:p text:style-name="P34">Since (cf III on profiling) it requires a lot of ressource to generate and apply changes, we want to avoid generating changes that would have no effect on the input language. All the generator has been designed around this idea that the change that is beeing built will modified (at least one word !) of the language. To do so, a strict protocole has been written. <text:span text:style-name="T66">The change Generator takes a language as input of the function that creates the change to be able to build it accordingly. </text:span></text:p>
      <text:p text:style-name="P34"><text:soft-page-break/>- the target of the change is selected among the language’s phonemes. There is no distribution of probability to favour a sund over the other, but to mimic the fact that a frequent phoneme is more likely to change, we randomly select a word of the language, and then a phoneme of this word.</text:p>
      <text:p text:style-name="P34">The target is then extended (using wildcard) to a natural class, following a distribution of probability. </text:p>
      <text:p text:style-name="P34">This part was common for the 4 changes dealing with phonemes. The next steps depend on the type of change wanted.</text:p>
      <text:p text:style-name="P34">- for a P_change : the feature that will be modified is selected along a distribution of probability.</text:p>
      <text:p text:style-name="P35">The output value of this feature is determined by a matrix of weights. </text:p>
      <text:p text:style-name="P35">- for a M_change : a feature is chosen (<text:span text:style-name="T65"> along a distribution of probability </text:span>over a subclass of features, since metathesis only occur in a closed number of situation ) so that the two swaped phonemes only differ by one feature</text:p>
      <text:p text:style-name="P35">- for a I or D change, no other thing is to be done , except for some regularization processe</text:p>
      <text:p text:style-name="P35">- for S_changes (only weakly parametrized for now) an input and an output property pattern is designed)</text:p>
      <text:p text:style-name="P35"><text:tab/></text:p>
      <text:p text:style-name="P35">Until this step, we chose a phoneme present in the language and a transformation that it will undergo. All the five types of changes are now treated in the same way during the last step of the process : the conditioning. </text:p>
      <text:p text:style-name="P35"><text:tab/>In the present implementation, <text:span text:style-name="T67">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36">When the total number of condition is set using a probability distribution, each condition is created by a specific function with the following script : </text:p>
      <text:p text:style-name="P36">the number of potential candidates (in the beginning before the conditioning, every word in the language containing the target) <text:span text:style-name="T68">has to be specified as input of the function generate_cond.</text:span></text:p>
      <text:p text:style-name="P37">From all the potential contexts, a word is singled out. </text:p>
      <text:p text:style-name="P37">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candidate at the end.</text:p>
      <text:p text:style-name="P37"/>
      <text:p text:style-name="P37"><text:soft-page-break/><text:tab/>This method, despite its efficiency is not flawless : it encourages the program if the number of condition is high, to create very specific and conditionned changes (that only concern one or two words). If this kind of rare changes do happen in language evolution, they are usually rarer in reality than in our program. </text:p>
      <text:p text:style-name="P37"><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37"/>
      <text:p text:style-name="P37">In a second implementation, we should design a generator that builds contexts out of the language's words, and then builds the effects of the changes accordingly.</text:p>
      <text:p text:style-name="P37">By reversing the order of the process, we would except a greater coherence between effect and conditioning. </text:p>
      <text:p text:style-name="P37"/>
      <text:p text:style-name="P37">* <text:span text:style-name="T69">The way a change is applied</text:span></text:p>
      <text:p text:style-name="P76">When a change is applied on a language, a test</text:p>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6-27T09:54:27.812000000</dc:date>
    <meta:editing-duration>PT9H20M4S</meta:editing-duration>
    <meta:editing-cycles>27</meta:editing-cycles>
    <meta:generator>LibreOffice/7.2.2.2$Windows_X86_64 LibreOffice_project/02b2acce88a210515b4a5bb2e46cbfb63fe97d56</meta:generator>
    <meta:document-statistic meta:table-count="2" meta:image-count="0" meta:object-count="0" meta:page-count="14" meta:paragraph-count="188" meta:word-count="5103" meta:character-count="31108" meta:non-whitespace-character-count="25864"/>
  </office:meta>
</office:document-meta>
</file>